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</style:style>
    <style:style style:name="T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P7" style:parent-style-name="Standard" style:family="paragraph">
      <style:paragraph-properties fo:text-align="center"/>
    </style:style>
    <style:style style:name="P8" style:parent-style-name="Standard" style:list-style-name="LFO1" style:family="paragraph"/>
    <style:style style:name="P9" style:parent-style-name="Standard" style:list-style-name="LFO1" style:family="paragraph"/>
    <style:style style:name="P10" style:parent-style-name="Standard" style:list-style-name="LFO1" style:family="paragraph"/>
    <style:style style:name="P11" style:parent-style-name="Standard" style:list-style-name="LFO1" style:family="paragraph"/>
    <style:style style:name="P12" style:parent-style-name="Standard" style:list-style-name="LFO1" style:family="paragraph"/>
    <style:style style:name="P13" style:parent-style-name="Standard" style:list-style-name="LFO1" style:family="paragraph"/>
    <style:style style:name="P14" style:parent-style-name="Standard" style:list-style-name="LFO1" style:family="paragraph"/>
    <style:style style:name="P15" style:parent-style-name="Standard" style:list-style-name="LFO1" style:family="paragraph"/>
    <style:style style:name="P16" style:parent-style-name="Standard" style:list-style-name="LFO1" style:family="paragraph"/>
    <style:style style:name="P17" style:parent-style-name="Standard" style:list-style-name="LFO1" style:family="paragraph"/>
    <style:style style:name="TableColumn19" style:family="table-column">
      <style:table-column-properties style:column-width="3.4625in" style:use-optimal-column-width="false"/>
    </style:style>
    <style:style style:name="TableColumn20" style:family="table-column">
      <style:table-column-properties style:column-width="3.4625in" style:use-optimal-column-width="false"/>
    </style:style>
    <style:style style:name="Table18" style:family="table">
      <style:table-properties style:width="6.925in" fo:margin-left="0in" table:align="lef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text-properties fo:font-weight="bold" style:font-weight-asian="bold"/>
    </style:style>
    <style:style style:name="TableCell2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5" style:parent-style-name="TableContents" style:family="paragraph">
      <style:text-properties fo:font-weight="bold" style:font-weight-asian="bold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4" style:family="table-row">
      <style:table-row-properties style:min-row-height="0.0562in" style:use-optimal-row-height="false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" style:parent-style-name="Standard" style:family="paragraph">
      <style:paragraph-properties fo:text-align="center"/>
    </style:style>
    <style:style style:name="T48" style:parent-style-name="DefaultParagraphFont" style:family="text">
      <style:text-properties fo:font-weight="bold" style:font-weight-asian="bold" style:font-weight-complex="bold"/>
    </style:style>
    <style:style style:name="P49" style:parent-style-name="Standard" style:family="paragraph">
      <style:paragraph-properties fo:text-align="center"/>
    </style:style>
    <style:style style:name="TableColumn51" style:family="table-column">
      <style:table-column-properties style:column-width="3.4625in" style:use-optimal-column-width="false"/>
    </style:style>
    <style:style style:name="TableColumn52" style:family="table-column">
      <style:table-column-properties style:column-width="3.4625in" style:use-optimal-column-width="false"/>
    </style:style>
    <style:style style:name="Table50" style:family="table">
      <style:table-properties style:width="6.925in" fo:margin-left="0in" table:align="lef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" style:parent-style-name="Standard" style:family="paragraph">
      <style:paragraph-properties fo:text-align="center"/>
    </style:style>
    <style:style style:name="T66" style:parent-style-name="DefaultParagraphFont" style:family="text">
      <style:text-properties fo:font-weight="bold" style:font-weight-asian="bold" style:font-weight-complex="bold"/>
    </style:style>
    <style:style style:name="TableColumn68" style:family="table-column">
      <style:table-column-properties style:column-width="3.4625in" style:use-optimal-column-width="false"/>
    </style:style>
    <style:style style:name="TableColumn69" style:family="table-column">
      <style:table-column-properties style:column-width="3.4625in" style:use-optimal-column-width="false"/>
    </style:style>
    <style:style style:name="Table67" style:family="table">
      <style:table-properties style:width="6.925in" fo:margin-left="0in" table:align="left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" style:parent-style-name="Standard" style:family="paragraph">
      <style:paragraph-properties fo:text-align="center"/>
    </style:style>
    <style:style style:name="T77" style:parent-style-name="DefaultParagraphFont" style:family="text">
      <style:text-properties fo:font-weight="bold" style:font-weight-asian="bold" style:font-weight-complex="bold"/>
    </style:style>
    <style:style style:name="TableColumn79" style:family="table-column">
      <style:table-column-properties style:column-width="3.4625in" style:use-optimal-column-width="false"/>
    </style:style>
    <style:style style:name="TableColumn80" style:family="table-column">
      <style:table-column-properties style:column-width="3.4625in" style:use-optimal-column-width="false"/>
    </style:style>
    <style:style style:name="Table78" style:family="table">
      <style:table-properties style:width="6.925in" fo:margin-left="0in" table:align="lef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ext:p text:style-name="P1"/>
      <text:p text:style-name="P2"><text:span text:style-name="T3">Application:</text:span><text:span text:style-name="T4"><text:s/></text:span><text:span text:style-name="T5">Client<text:s/></text:span><text:line-break/><text:span text:style-name="T6">_______________________________________________________</text:span></text:p>
      <text:p text:style-name="P7"/>
      <text:list text:style-name="LFO1" text:continue-numbering="true">
        <text:list-item>
          <text:p text:style-name="P8">404/Error pages; Broken Pages: To be global for the<text:s/>application</text:p>
        </text:list-item>
        <text:list-item>
          <text:p text:style-name="P9">Database Testing implementation</text:p>
        </text:list-item>
        <text:list-item>
          <text:p text:style-name="P10">Testing</text:p>
        </text:list-item>
        <text:list-item>
          <text:p text:style-name="P11">Menus According to the role/authorization</text:p>
        </text:list-item>
        <text:list-item>
          <text:p text:style-name="P12">Deployment to the environments</text:p>
        </text:list-item>
        <text:list-item>
          <text:p text:style-name="P13">Syncing both the new and the Old applications for the database changes</text:p>
        </text:list-item>
        <text:list-item>
          <text:p text:style-name="P14">Instead of Web API 2, we can think about .Net Core API (Asynchronous)</text:p>
        </text:list-item>
        <text:list-item>
          <text:p text:style-name="P15">Identity Management… Okta or something else</text:p>
        </text:list-item>
        <text:list-item>
          <text:p text:style-name="P16">Weekly Releases and Targets</text:p>
        </text:list-item>
        <text:list-item>
          <text:p text:style-name="P17">Technical Documentation<text:s/>+ User Manual</text:p>
        </text:list-item>
      </text:list>
      <text:p text:style-name="Standard"/>
      <table:table table:style-name="Table18">
        <table:table-columns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P23">Modules</text:p>
          </table:table-cell>
          <table:table-cell table:style-name="TableCell24">
            <text:p text:style-name="P25">Sub modules</text:p>
          </table:table-cell>
        </table:table-row>
        <table:table-row table:style-name="TableRow26">
          <table:table-cell table:style-name="TableCell27">
            <text:p text:style-name="TableContents">Manage Profile</text:p>
          </table:table-cell>
          <table:table-cell table:style-name="TableCell28">
            <text:p text:style-name="TableContents">* Edit User Profile</text:p>
          </table:table-cell>
        </table:table-row>
        <table:table-row table:style-name="TableRow29">
          <table:table-cell table:style-name="TableCell30">
            <text:p text:style-name="TableContents">Client User</text:p>
          </table:table-cell>
          <table:table-cell table:style-name="TableCell31">
            <text:p text:style-name="TableContents">* List of Available Client User<text:line-break/>* Add/Edit User</text:p>
          </table:table-cell>
        </table:table-row>
        <table:table-row table:style-name="TableRow32">
          <table:table-cell table:style-name="TableCell33">
            <text:p text:style-name="TableContents">Manage Customer</text:p>
          </table:table-cell>
          <table:table-cell table:style-name="TableCell34">
            <text:p text:style-name="TableContents">*List of <text:s/>Customer<text:s/><text:line-break/>* Add Customer<text:s/><text:line-break/>*Edit Customer<text:s/><text:line-break/>* Add Customer User<text:s/><text:line-break/>* Edit Customer User<text:s/><text:line-break/>* Add Location<text:s/><text:line-break/>* Add Location User</text:p>
          </table:table-cell>
        </table:table-row>
        <table:table-row table:style-name="TableRow35">
          <table:table-cell table:style-name="TableCell36">
            <text:p text:style-name="TableContents">Manage Vendor</text:p>
          </table:table-cell>
          <table:table-cell table:style-name="TableCell37">
            <text:p text:style-name="TableContents">* Available vendors<text:line-break/>* Add new vendor<text:line-break/>* Edit vendor<text:s/><text:line-break/>* View Tax Document</text:p>
            <text:p text:style-name="TableContents">*<text:s/>Insurance</text:p>
            <text:p text:style-name="TableContents"><text:s text:c="9"/>- Add Insurance Details<text:s/><text:line-break/><text:s text:c="9"/>- View Insurance Document</text:p>
          </table:table-cell>
        </table:table-row>
        <table:table-row table:style-name="TableRow38">
          <table:table-cell table:style-name="TableCell39">
            <text:p text:style-name="TableContents">Service Request</text:p>
          </table:table-cell>
          <table:table-cell table:style-name="TableCell40">
            <text:p text:style-name="TableContents">* List of available service request<text:s/><text:line-break/>* Add service request<text:s/><text:line-break/><text:s text:c="16"/>- Add location<text:s/><text:line-break/><text:s text:c="16"/>- Verify Address using Tax Cloud</text:p>
            <text:p text:style-name="TableContents">* Edit Service<text:s/>Request</text:p>
            <text:p text:style-name="TableContents"><text:s text:c="16"/>- Add location<text:s/><text:line-break/><text:s text:c="16"/>- Verify Address using Tax Cloud<text:s/></text:p>
            <text:p text:style-name="TableContents"><text:line-break/>* work orders<text:line-break/><text:s text:c="5"/>- List of WO created against a SR<text:s/></text:p>
            <text:p text:style-name="TableContents"><text:line-break/>* SR Notes</text:p>
            <text:p text:style-name="TableContents"><text:s text:c="14"/>- View Notes</text:p>
            <text:soft-page-break/>
            <text:p text:style-name="TableContents">* SR Attachment<text:line-break/><text:s text:c="14"/>- List of SR Attachment<text:line-break/><text:s text:c="14"/>-<text:s/>Add new SR Attachment<text:line-break/><text:s text:c="14"/>- View SR Attachment<text:line-break/>*SR Quote/Invoice<text:s/><text:line-break/><text:s text:c="12"/>- Create<text:s/><text:line-break/><text:s text:c="12"/>- Edit<text:s/><text:line-break/><text:s text:c="12"/>- View<text:s/><text:line-break/><text:s text:c="12"/>- Return<text:s/><text:line-break/><text:s text:c="12"/>- Send Email<text:line-break/>* Add work order<text:s/><text:line-break/><text:s text:c="12"/>- Add Work Order<text:line-break/><text:s text:c="12"/>- View Work<text:s/>Order<text:line-break/><text:s text:c="12"/>- Send Email<text:line-break/></text:p>
            <text:p text:style-name="TableContents"/>
            <text:p text:style-name="TableContents"><text:line-break/>* Add work order Quote/Invoice<text:s/><text:line-break/><text:s text:c="22"/>- <text:s/>Add WO Quote/Invoice<text:line-break/><text:s text:c="22"/>- View Docs<text:s/><text:line-break/>* work order attachment<text:s/><text:line-break/><text:s text:c="20"/>- Add WO attachment<text:line-break/><text:s text:c="20"/>- View WO attachment <text:s text:c="20"/><text:line-break/><text:s text:c="12"/><text:line-break/>* work order Action<text:s/><text:line-break/><text:s text:c="14"/><text:s text:c="4"/>- Check out<text:line-break/><text:s text:c="18"/>- Complete WO<text:line-break/><text:s text:c="19"/>- Check in WO<text:line-break/><text:s text:c="19"/>- Close WO<text:line-break/><text:s text:c="19"/>- Request for quote<text:line-break/>* Work order notes<text:line-break/><text:s text:c="18"/>- List WO notes<text:line-break/><text:s text:c="18"/>- View WO notes<text:line-break/><text:s text:c="18"/>-<text:s/>Add WO notes</text:p>
          </table:table-cell>
        </table:table-row>
        <text:soft-page-break/>
        <table:table-row table:style-name="TableRow41">
          <table:table-cell table:style-name="TableCell42">
            <text:p text:style-name="TableContents">PM Module</text:p>
          </table:table-cell>
          <table:table-cell table:style-name="TableCell43">
            <text:p text:style-name="TableContents">* Available PM<text:s/><text:line-break/>* Add New/Edit PM<text:line-break/>* view Location<text:s/><text:line-break/>* View work</text:p>
          </table:table-cell>
        </table:table-row>
        <table:table-row table:style-name="TableRow44">
          <table:table-cell table:style-name="TableCell45">
            <text:p text:style-name="TableContents">Manage Drop Downs</text:p>
          </table:table-cell>
          <table:table-cell table:style-name="TableCell46">
            <text:p text:style-name="TableContents">N/A</text:p>
          </table:table-cell>
        </table:table-row>
      </table:table>
      <text:p text:style-name="Standard"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7"><text:span text:style-name="T48"><text:s/>Application : Customer</text:span><text:line-break/>_________________________________________________________________</text:p>
      <text:p text:style-name="P49"><text:line-break/></text:p>
      <table:table table:style-name="Table50">
        <table:table-columns>
          <table:table-column table:style-name="TableColumn51"/>
          <table:table-column table:style-name="TableColumn52"/>
        </table:table-columns>
        <table:table-row table:style-name="TableRow53">
          <table:table-cell table:style-name="TableCell54">
            <text:p text:style-name="TableContents">Module</text:p>
          </table:table-cell>
          <table:table-cell table:style-name="TableCell55">
            <text:p text:style-name="TableContents">Sub Module</text:p>
          </table:table-cell>
        </table:table-row>
        <table:table-row table:style-name="TableRow56">
          <table:table-cell table:style-name="TableCell57">
            <text:p text:style-name="TableContents">Service Request</text:p>
          </table:table-cell>
          <table:table-cell table:style-name="TableCell58">
            <text:p text:style-name="TableContents">* Add New Service Request<text:s/><text:line-break/><text:s text:c="15"/>- Notes<text:s/><text:line-break/><text:s text:c="15"/>- Add Attachment<text:line-break/><text:s text:c="15"/>- View Attachment<text:s/><text:line-break/></text:p>
          </table:table-cell>
        </table:table-row>
        <table:table-row table:style-name="TableRow59">
          <table:table-cell table:style-name="TableCell60">
            <text:p text:style-name="TableContents">Manage User</text:p>
          </table:table-cell>
          <table:table-cell table:style-name="TableCell61">
            <text:p text:style-name="TableContents">* By User<text:line-break/><text:s text:c="13"/>- Create<text:s/><text:line-break/><text:s text:c="13"/>- <text:s/>List<text:s/><text:line-break/><text:s text:c="13"/>- <text:s/>Edit<text:s/><text:line-break/>* By Location<text:s/><text:line-break/><text:s text:c="14"/>-<text:s/>Create<text:s/><text:line-break/><text:s text:c="13"/>- <text:s/>List<text:s/><text:line-break/><text:s text:c="13"/>- <text:s/>Edit</text:p>
          </table:table-cell>
        </table:table-row>
        <table:table-row table:style-name="TableRow62">
          <table:table-cell table:style-name="TableCell63">
            <text:p text:style-name="TableContents"/>
          </table:table-cell>
          <table:table-cell table:style-name="TableCell64">
            <text:p text:style-name="TableContents"/>
          </table:table-cell>
        </table:table-row>
      </table:table>
      <text:p text:style-name="Standard"/>
      <text:p text:style-name="P65"><text:line-break/><text:span text:style-name="T66">Application :Vendor<text:s/></text:span><text:line-break/><text:s/>__________________________________________________________________<text:line-break/><text:line-break/></text:p>
      <table:table table:style-name="Table67">
        <table:table-columns>
          <table:table-column table:style-name="TableColumn68"/>
          <table:table-column table:style-name="TableColumn69"/>
        </table:table-columns>
        <table:table-row table:style-name="TableRow70">
          <table:table-cell table:style-name="TableCell71">
            <text:p text:style-name="TableContents">Module</text:p>
          </table:table-cell>
          <table:table-cell table:style-name="TableCell72">
            <text:p text:style-name="TableContents">Sub Module</text:p>
          </table:table-cell>
        </table:table-row>
        <table:table-row table:style-name="TableRow73">
          <table:table-cell table:style-name="TableCell74">
            <text:p text:style-name="TableContents">Work Order Report</text:p>
          </table:table-cell>
          <table:table-cell table:style-name="TableCell75">
            <text:p text:style-name="TableContents"><text:s text:c="12"/>- Create<text:s/><text:line-break/><text:s text:c="13"/>- <text:s/>List<text:s/><text:line-break/><text:s text:c="13"/>- <text:s/>Edit</text:p>
          </table:table-cell>
        </table:table-row>
      </table:table>
      <text:p text:style-name="Standard"/>
      <text:p text:style-name="P76"><text:span text:style-name="T77">Application : PM Module<text:s/></text:span><text:line-break/>__________________________________________________________________<text:line-break/><text:line-break/></text:p>
      <table:table table:style-name="Table78">
        <table:table-columns>
          <table:table-column table:style-name="TableColumn79"/>
          <table:table-column table:style-name="TableColumn80"/>
        </table:table-columns>
        <table:table-row table:style-name="TableRow81">
          <table:table-cell table:style-name="TableCell82">
            <text:p text:style-name="TableContents">Module</text:p>
          </table:table-cell>
          <table:table-cell table:style-name="TableCell83">
            <text:p text:style-name="TableContents">Sub Module</text:p>
          </table:table-cell>
        </table:table-row>
        <table:table-row table:style-name="TableRow84">
          <table:table-cell table:style-name="TableCell85">
            <text:p text:style-name="TableContents">PM Module</text:p>
          </table:table-cell>
          <table:table-cell table:style-name="TableCell86">
            <text:p text:style-name="TableContents">N/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shutosh goel</meta:initial-creator>
    <dc:creator>Nitin Rohilla</dc:creator>
    <meta:creation-date>2019-04-26T13:05:00Z</meta:creation-date>
    <dc:date>2019-04-26T13:35:00Z</dc:date>
    <meta:template xlink:href="Normal" xlink:type="simple"/>
    <meta:editing-cycles>36</meta:editing-cycles>
    <meta:editing-duration>PT15600S</meta:editing-duration>
    <meta:document-statistic meta:page-count="4" meta:paragraph-count="6" meta:word-count="460" meta:character-count="3080" meta:row-count="21" meta:non-whitespace-character-count="2626"/>
  </office:meta>
</office:document-meta>
</file>